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1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0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11-1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2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1-0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4-1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9-01-3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11-27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3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0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8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8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7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6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5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7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12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7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6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5224" calcext:value-type="float">
            <text:p>48.6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608" calcext:value-type="float">
            <text:p>48.6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5224" calcext:value-type="float">
            <text:p>48.6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088" calcext:value-type="float">
            <text:p>48.7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3906</text:p>
          </table:table-cell>
          <table:table-cell office:value-type="string" calcext:value-type="string">
            <text:p>Anadarko E&amp;P recorder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76" meta:object-count="0"/>
    <meta:user-defined meta:name="AppVersion">3.0</meta:user-defined>
  </office:meta>
</office:document-meta>
</file>